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3cm" svg:stroke-color="#ffffff" draw:marker-start-width="1.1cm" draw:marker-end-width="1.1cm" draw:fill="none" draw:textarea-horizontal-align="justify" draw:textarea-vertical-align="middle" draw:auto-grow-height="false" fo:min-height="4.05cm" fo:min-width="6.3cm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color="#000000" draw:fill="none" draw:fill-color="#ffffff" fo:min-height="3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96pt" style:font-size-asian="96pt" style:font-size-complex="96pt"/>
    </style:style>
    <style:style style:name="P3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style:font-name="OpenSymbol" fo:font-size="96pt" style:font-name-asian="OpenSymbol" style:font-size-asian="96pt" style:font-name-complex="OpenSymbol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1cm" svg:height="4.6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cm" svg:height="3.6cm" svg:x="2.55cm" svg:y="0.7cm">
          <draw:text-box>
            <text:p text:style-name="P2"><text:span text:style-name="T1">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5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06:48:11.375000000</meta:creation-date>
    <dc:date>2017-12-02T07:06:23.466000000</dc:date>
    <meta:editing-duration>PT18M10S</meta:editing-duration>
    <meta:editing-cycles>3</meta:editing-cycles>
    <meta:generator>LibreOffice/5.3.7.2$Windows_X86_64 LibreOffice_project/6b8ed514a9f8b44d37a1b96673cbbdd077e24059</meta:generator>
    <meta:document-statistic meta:object-count="2"/>
  </office:meta>
</office:document-meta>
</file>